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05_13-24-45_000.jpg</text:p>
          </table:table-cell>
          <table:table-cell table:style-name="ce13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834533 E-139-34-49.379882</text:p>
          </table:table-cell>
          <table:table-cell table:style-name="ce31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05_15-00-38_000.jpg</text:p>
          </table:table-cell>
          <table:table-cell table:style-name="ce16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834533 E-139-34-49.324951</text:p>
          </table:table-cell>
          <table:table-cell table:style-name="ce31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05_15-38-10_000.jpg</text:p>
          </table:table-cell>
          <table:table-cell table:style-name="ce16" office:value-type="string">
            <text:p>:m 東和 PHOTO / 200704sa / 田端駅 / 田端プロジェクト / １名 / ホクシン設備（合田工務店） / 日報</text:p>
          </table:table-cell>
          <table:table-cell table:style-name="ce30"/>
          <table:table-cell table:style-name="ce2"/>
          <table:table-cell table:style-name="ce2" office:value-type="string">
            <text:p>N-35-35-28.807067 E-139-34-49.379882</text:p>
          </table:table-cell>
          <table:table-cell table:style-name="ce31" table:formula="of:=IF([.E4]=&quot;&quot;;[.C4];CONCATENATE([.C4];&quot; / &quot;;[.E4]))" office:value-type="string" office:string-value=":m 東和 PHOTO / 200704sa / 田端駅 / 田端プロジェクト / １名 / ホクシン設備（合田工務店） / 日報">
            <text:p>:m 東和 PHOTO / 200704sa / 田端駅 / 田端プロジェクト / １名 / ホクシン設備（合田工務店） / 日報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5_15-52-41_000.jpg</text:p>
          </table:table-cell>
          <table:table-cell table:style-name="ce16" office:value-type="string">
            <text:p>:m 東和 PHOTO / 200705m / 田端駅 / 田端プロジェクト / １名 / ホクシン設備（合田工務店） / 資料</text:p>
          </table:table-cell>
          <table:table-cell table:style-name="ce14"/>
          <table:table-cell table:style-name="ce2"/>
          <table:table-cell table:style-name="ce2" office:value-type="string">
            <text:p>N-35-35-28.436279 E-139-34-49.270019</text:p>
          </table:table-cell>
          <table:table-cell table:style-name="ce31" table:formula="of:=IF([.E5]=&quot;&quot;;[.C5];CONCATENATE([.C5];&quot; / &quot;;[.E5]))" office:value-type="string" office:string-value=":m 東和 PHOTO / 200705m / 田端駅 / 田端プロジェクト / １名 / ホクシン設備（合田工務店） / 資料">
            <text:p>:m 東和 PHOTO / 200705m / 田端駅 / 田端プロジェクト / １名 / ホクシン設備（合田工務店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05_15-53-47_000.jpg</text:p>
          </table:table-cell>
          <table:table-cell table:style-name="ce16" office:value-type="string">
            <text:p>:m 東和 PHOTO / 200705m / 田端駅 / 田端プロジェクト / １名 / ホクシン設備（合田工務店） / 資料</text:p>
          </table:table-cell>
          <table:table-cell table:style-name="ce15"/>
          <table:table-cell table:style-name="ce2"/>
          <table:table-cell table:style-name="ce2" office:value-type="string">
            <text:p>N-35-35-28.861999 E-139-34-49.324951</text:p>
          </table:table-cell>
          <table:table-cell table:style-name="ce31" table:formula="of:=IF([.E6]=&quot;&quot;;[.C6];CONCATENATE([.C6];&quot; / &quot;;[.E6]))" office:value-type="string" office:string-value=":m 東和 PHOTO / 200705m / 田端駅 / 田端プロジェクト / １名 / ホクシン設備（合田工務店） / 資料">
            <text:p>:m 東和 PHOTO / 200705m / 田端駅 / 田端プロジェクト / １名 / ホクシン設備（合田工務店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05_18-58-50_000.jpg</text:p>
          </table:table-cell>
          <table:table-cell table:style-name="ce16" office:value-type="string">
            <text:p>:m RES 1*1 / free# JVEMV6 37#23.1_1 / 37. miscs of miscs / 23. CO2 / 1. mind-map / M-47</text:p>
          </table:table-cell>
          <table:table-cell table:style-name="ce16"/>
          <table:table-cell table:style-name="ce2"/>
          <table:table-cell table:style-name="ce2" office:value-type="string">
            <text:p>N-35-35-28.834533 E-139-34-49.379882</text:p>
          </table:table-cell>
          <table:table-cell table:style-name="ce31" table:formula="of:=IF([.E7]=&quot;&quot;;[.C7];CONCATENATE([.C7];&quot; / &quot;;[.E7]))" office:value-type="string" office:string-value=":m RES 1*1 / free# JVEMV6 37#23.1_1 / 37. miscs of miscs / 23. CO2 / 1. mind-map / M-47">
            <text:p>:m RES 1*1 / free# JVEMV6 37#23.1_1 / 37. miscs of miscs / 23. CO2 / 1. mind-map / M-47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05_20-38-42_000.jpg</text:p>
          </table:table-cell>
          <table:table-cell table:style-name="ce14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834533 E-139-34-49.379882</text:p>
          </table:table-cell>
          <table:table-cell table:style-name="ce31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05_22-30-45_000.jpg</text:p>
          </table:table-cell>
          <table:table-cell table:style-name="ce15" office:value-type="string">
            <text:p>:m :PHOTO 寝た時刻 / 2020</text:p>
          </table:table-cell>
          <table:table-cell table:style-name="ce15"/>
          <table:table-cell table:style-name="ce2"/>
          <table:table-cell table:style-name="ce2" office:value-type="string">
            <text:p>N-35-35-28.807067 E-139-34-49.379882</text:p>
          </table:table-cell>
          <table:table-cell table:style-name="ce31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06_04-01-36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06_04-35-26_000.jpg</text:p>
          </table:table-cell>
          <table:table-cell table:style-name="ce14" office:value-type="string">
            <text:p>:PHOTO 記録しておきたいもの / @スマホ画面 / 東京都；水位地図</text:p>
          </table:table-cell>
          <table:table-cell table:style-name="ce15"/>
          <table:table-cell table:style-name="ce2"/>
          <table:table-cell table:style-name="ce2"/>
          <table:table-cell table:style-name="ce31" table:formula="of:=IF([.E11]=&quot;&quot;;[.C11];CONCATENATE([.C11];&quot; / &quot;;[.E11]))" office:value-type="string" office:string-value=":PHOTO 記録しておきたいもの / @スマホ画面 / 東京都；水位地図">
            <text:p>:PHOTO 記録しておきたいもの / @スマホ画面 / 東京都；水位地図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06_04-36-37_000.jpg</text:p>
          </table:table-cell>
          <table:table-cell table:style-name="ce14" office:value-type="string">
            <text:p>:PHOTO 記録しておきたいもの / @スマホ画面 / 東京都；水位グラフ</text:p>
          </table:table-cell>
          <table:table-cell table:style-name="ce16"/>
          <table:table-cell table:style-name="ce2"/>
          <table:table-cell table:style-name="ce2"/>
          <table:table-cell table:style-name="ce31" table:formula="of:=IF([.E12]=&quot;&quot;;[.C12];CONCATENATE([.C12];&quot; / &quot;;[.E12]))" office:value-type="string" office:string-value=":PHOTO 記録しておきたいもの / @スマホ画面 / 東京都；水位グラフ">
            <text:p>:PHOTO 記録しておきたいもの / @スマホ画面 / 東京都；水位グラフ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06_04-49-57_000.jpg</text:p>
          </table:table-cell>
          <table:table-cell table:style-name="ce16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834533 E-139-34-49.434814</text:p>
          </table:table-cell>
          <table:table-cell table:style-name="ce31" table:formula="of:=IF([.E13]=&quot;&quot;;[.C13];CONCATENATE([.C13];&quot; / &quot;;[.E1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06_05-26-15_000.jpg</text:p>
          </table:table-cell>
          <table:table-cell table:style-name="ce16" office:value-type="string">
            <text:p>:m 東和 PHOTO / 200705m / 田端駅 / 田端プロジェクト / １名 / ホクシン設備（合田工務店） / 出発時間 / N-35-35-28.436279 E-139-34-49.544677</text:p>
          </table:table-cell>
          <table:table-cell table:style-name="ce5"/>
          <table:table-cell table:style-name="ce2" table:formula="of:=[.F14]" office:value-type="string" office:string-value="N-35-35-28.436279 E-139-34-49.544677">
            <text:p>N-35-35-28.436279 E-139-34-49.544677</text:p>
          </table:table-cell>
          <table:table-cell table:style-name="ce2" office:value-type="string">
            <text:p>N-35-35-28.436279 E-139-34-49.544677</text:p>
          </table:table-cell>
          <table:table-cell table:style-name="ce31" table:formula="of:=IF([.E14]=&quot;&quot;;[.C14];CONCATENATE([.C14];&quot; / &quot;;[.E14]))" office:value-type="string" office:string-value=":m 東和 PHOTO / 200705m / 田端駅 / 田端プロジェクト / １名 / ホクシン設備（合田工務店） / 出発時間 / N-35-35-28.436279 E-139-34-49.544677 / N-35-35-28.436279 E-139-34-49.544677">
            <text:p>:m 東和 PHOTO / 200705m / 田端駅 / 田端プロジェクト / １名 / ホクシン設備（合田工務店） / 出発時間 / N-35-35-28.436279 E-139-34-49.544677 / N-35-35-28.436279 E-139-34-49.544677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06_06-47-55_000.jpg</text:p>
          </table:table-cell>
          <table:table-cell table:style-name="ce16" office:value-type="string">
            <text:p>:m 東和 PHOTO / 200705m / 田端駅 / 田端プロジェクト / １名 / ホクシン設備（合田工務店） / 到着時間：詰所 / N-35-44-6.798706 E-139-45-34.49707</text:p>
          </table:table-cell>
          <table:table-cell table:style-name="ce14"/>
          <table:table-cell table:style-name="ce2" table:formula="of:=[.F15]" office:value-type="string" office:string-value="N-35-44-6.798706 E-139-45-34.49707">
            <text:p>N-35-44-6.798706 E-139-45-34.49707</text:p>
          </table:table-cell>
          <table:table-cell table:style-name="ce2" office:value-type="string">
            <text:p>N-35-44-6.798706 E-139-45-34.49707</text:p>
          </table:table-cell>
          <table:table-cell table:style-name="ce31" table:formula="of:=IF([.E15]=&quot;&quot;;[.C15];CONCATENATE([.C15];&quot; / &quot;;[.E15]))" office:value-type="string" office:string-value=":m 東和 PHOTO / 200705m / 田端駅 / 田端プロジェクト / １名 / ホクシン設備（合田工務店） / 到着時間：詰所 / N-35-44-6.798706 E-139-45-34.49707 / N-35-44-6.798706 E-139-45-34.49707">
            <text:p>:m 東和 PHOTO / 200705m / 田端駅 / 田端プロジェクト / １名 / ホクシン設備（合田工務店） / 到着時間：詰所 / N-35-44-6.798706 E-139-45-34.49707 / N-35-44-6.798706 E-139-45-34.49707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06_07-05-50_000.jpg</text:p>
          </table:table-cell>
          <table:table-cell table:style-name="ce14" office:value-type="string">
            <text:p>:PHOTO 記録しておきたいもの / @田端駅、東和現場；詰所、壁 / 掲示物 / N-35-44-5.246887 E-139-45-41.52832</text:p>
          </table:table-cell>
          <table:table-cell table:style-name="ce14"/>
          <table:table-cell table:style-name="ce2" table:formula="of:=[.F16]" office:value-type="string" office:string-value="N-35-44-5.246887 E-139-45-41.52832">
            <text:p>N-35-44-5.246887 E-139-45-41.52832</text:p>
          </table:table-cell>
          <table:table-cell table:style-name="ce2" office:value-type="string">
            <text:p>N-35-44-5.246887 E-139-45-41.52832</text:p>
          </table:table-cell>
          <table:table-cell table:style-name="ce31" table:formula="of:=IF([.E16]=&quot;&quot;;[.C16];CONCATENATE([.C16];&quot; / &quot;;[.E16]))" office:value-type="string" office:string-value=":PHOTO 記録しておきたいもの / @田端駅、東和現場；詰所、壁 / 掲示物 / N-35-44-5.246887 E-139-45-41.52832 / N-35-44-5.246887 E-139-45-41.52832">
            <text:p>:PHOTO 記録しておきたいもの / @田端駅、東和現場；詰所、壁 / 掲示物 / N-35-44-5.246887 E-139-45-41.52832 / N-35-44-5.246887 E-139-45-41.52832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06_07-56-44_000.jpg</text:p>
          </table:table-cell>
          <table:table-cell table:style-name="ce14" office:value-type="string">
            <text:p>:PHOTO 記録しておきたいもの / @田端駅、東和現場；廃棄物置き場 / トンパックに付けてある掲示 / N-35-44-7.554016 E-139-45-34.222412</text:p>
          </table:table-cell>
          <table:table-cell table:style-name="ce14"/>
          <table:table-cell table:style-name="ce2" table:formula="of:=[.F17]" office:value-type="string" office:string-value="N-35-44-7.554016 E-139-45-34.222412">
            <text:p>N-35-44-7.554016 E-139-45-34.222412</text:p>
          </table:table-cell>
          <table:table-cell table:style-name="ce2" office:value-type="string">
            <text:p>N-35-44-7.554016 E-139-45-34.222412</text:p>
          </table:table-cell>
          <table:table-cell table:style-name="ce31" table:formula="of:=IF([.E17]=&quot;&quot;;[.C17];CONCATENATE([.C17];&quot; / &quot;;[.E17]))" office:value-type="string" office:string-value=":PHOTO 記録しておきたいもの / @田端駅、東和現場；廃棄物置き場 / トンパックに付けてある掲示 / N-35-44-7.554016 E-139-45-34.222412 / N-35-44-7.554016 E-139-45-34.222412">
            <text:p>:PHOTO 記録しておきたいもの / @田端駅、東和現場；廃棄物置き場 / トンパックに付けてある掲示 / N-35-44-7.554016 E-139-45-34.222412 / N-35-44-7.554016 E-139-45-34.222412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06_07-56-48_000.jpg</text:p>
          </table:table-cell>
          <table:table-cell table:style-name="ce14" office:value-type="string">
            <text:p>:PHOTO 記録しておきたいもの / @田端駅、東和現場；廃棄物置き場 / トンパックに付けてある掲示 / N-35-44-7.554016 E-139-45-34.222412</text:p>
          </table:table-cell>
          <table:table-cell table:style-name="ce15"/>
          <table:table-cell table:style-name="ce2" table:formula="of:=[.F18]" office:value-type="string" office:string-value="N-35-44-7.554016 E-139-45-34.222412">
            <text:p>N-35-44-7.554016 E-139-45-34.222412</text:p>
          </table:table-cell>
          <table:table-cell table:style-name="ce2" office:value-type="string">
            <text:p>N-35-44-7.554016 E-139-45-34.222412</text:p>
          </table:table-cell>
          <table:table-cell table:style-name="ce31" table:formula="of:=IF([.E18]=&quot;&quot;;[.C18];CONCATENATE([.C18];&quot; / &quot;;[.E18]))" office:value-type="string" office:string-value=":PHOTO 記録しておきたいもの / @田端駅、東和現場；廃棄物置き場 / トンパックに付けてある掲示 / N-35-44-7.554016 E-139-45-34.222412 / N-35-44-7.554016 E-139-45-34.222412">
            <text:p>:PHOTO 記録しておきたいもの / @田端駅、東和現場；廃棄物置き場 / トンパックに付けてある掲示 / N-35-44-7.554016 E-139-45-34.222412 / N-35-44-7.554016 E-139-45-34.222412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06_08-25-53_000.jpg</text:p>
          </table:table-cell>
          <table:table-cell table:style-name="ce14" office:value-type="string">
            <text:p>:PHOTO 記録しておきたいもの / @田端駅、東和現場；現場囲いの壁 / 壁に付けてある掲示 / N-35-44-6.853637 E-139-45-34.277343</text:p>
          </table:table-cell>
          <table:table-cell table:style-name="ce16"/>
          <table:table-cell table:style-name="ce2" table:formula="of:=[.F19]" office:value-type="string" office:string-value="N-35-44-6.853637 E-139-45-34.277343">
            <text:p>N-35-44-6.853637 E-139-45-34.277343</text:p>
          </table:table-cell>
          <table:table-cell table:style-name="ce2" office:value-type="string">
            <text:p>N-35-44-6.853637 E-139-45-34.277343</text:p>
          </table:table-cell>
          <table:table-cell table:style-name="ce31" table:formula="of:=IF([.E19]=&quot;&quot;;[.C19];CONCATENATE([.C19];&quot; / &quot;;[.E19]))" office:value-type="string" office:string-value=":PHOTO 記録しておきたいもの / @田端駅、東和現場；現場囲いの壁 / 壁に付けてある掲示 / N-35-44-6.853637 E-139-45-34.277343 / N-35-44-6.853637 E-139-45-34.277343">
            <text:p>:PHOTO 記録しておきたいもの / @田端駅、東和現場；現場囲いの壁 / 壁に付けてある掲示 / N-35-44-6.853637 E-139-45-34.277343 / N-35-44-6.853637 E-139-45-34.277343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06_09-36-08_000.jpg</text:p>
          </table:table-cell>
          <table:table-cell table:style-name="ce14" office:value-type="string">
            <text:p>:PHOTO 記録しておきたいもの / @田端駅、東和現場；仮囲い休憩場 / 書類；誘導案内；ミキサー車(?) / N-35-44-6.675109 E-139-45-34.112548</text:p>
          </table:table-cell>
          <table:table-cell table:style-name="ce14"/>
          <table:table-cell table:style-name="ce2" table:formula="of:=[.F20]" office:value-type="string" office:string-value="N-35-44-6.675109 E-139-45-34.112548">
            <text:p>N-35-44-6.675109 E-139-45-34.112548</text:p>
          </table:table-cell>
          <table:table-cell table:style-name="ce2" office:value-type="string">
            <text:p>N-35-44-6.675109 E-139-45-34.112548</text:p>
          </table:table-cell>
          <table:table-cell table:style-name="ce31" table:formula="of:=IF([.E20]=&quot;&quot;;[.C20];CONCATENATE([.C20];&quot; / &quot;;[.E20]))" office:value-type="string" office:string-value=":PHOTO 記録しておきたいもの / @田端駅、東和現場；仮囲い休憩場 / 書類；誘導案内；ミキサー車(?) / N-35-44-6.675109 E-139-45-34.112548 / N-35-44-6.675109 E-139-45-34.112548">
            <text:p>:PHOTO 記録しておきたいもの / @田端駅、東和現場；仮囲い休憩場 / 書類；誘導案内；ミキサー車(?) / N-35-44-6.675109 E-139-45-34.112548 / N-35-44-6.675109 E-139-45-34.112548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06_20-45-44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7-07_00-31-03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2"/>
          <table:table-cell table:style-name="ce2"/>
          <table:table-cell table:style-name="ce31" table:formula="of:=IF([.E22]=&quot;&quot;;[.C22];CONCATENATE([.C22];&quot; / &quot;;[.E2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2020-07-07_00-31-09_000.jpg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style-name="ce2"/>
          <table:table-cell table:style-name="ce2"/>
          <table:table-cell table:style-name="ce31" table:formula="of:=IF([.E23]=&quot;&quot;;[.C23];CONCATENATE([.C23];&quot; / &quot;;[.E23]))" office:value-type="string" office:string-value=":m :PHOTO 寝た時刻 / 2020">
            <text:p>:m :PHOTO 寝た時刻 / 202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2020-07-07_10-13-45_000.jpg</text:p>
          </table:table-cell>
          <table:table-cell table:style-name="ce16" office:value-type="string">
            <text:p>:m :PHOTO 起きた時刻 / 2020</text:p>
          </table:table-cell>
          <table:table-cell table:style-name="ce2"/>
          <table:table-cell table:style-name="ce2"/>
          <table:table-cell table:style-name="ce2"/>
          <table:table-cell table:style-name="ce31" table:formula="of:=IF([.E24]=&quot;&quot;;[.C24];CONCATENATE([.C24];&quot; / &quot;;[.E24]))" office:value-type="string" office:string-value=":m :PHOTO 起きた時刻 / 2020">
            <text:p>:m :PHOTO 起きた時刻 / 202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2020-07-07_11-05-59_000.jpg</text:p>
          </table:table-cell>
          <table:table-cell table:style-name="ce19" office:value-type="string">
            <text:p>:m :? 1*1 / 韓国語 / 発音；子音；音素；fとp;phonology；かぼちゃ</text:p>
          </table:table-cell>
          <table:table-cell table:style-name="ce2"/>
          <table:table-cell table:style-name="ce2"/>
          <table:table-cell table:style-name="ce2" office:value-type="string">
            <text:p>N-35-35-28.62854 E-139-34-49.050292</text:p>
          </table:table-cell>
          <table:table-cell table:style-name="ce31" table:formula="of:=IF([.E25]=&quot;&quot;;[.C25];CONCATENATE([.C25];&quot; / &quot;;[.E25]))" office:value-type="string" office:string-value=":m :? 1*1 / 韓国語 / 発音；子音；音素；fとp;phonology；かぼちゃ">
            <text:p>:m :? 1*1 / 韓国語 / 発音；子音；音素；fとp;phonology；かぼちゃ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2020-07-07_11-31-15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2"/>
          <table:table-cell table:style-name="ce2" office:value-type="string">
            <text:p>N-35-35-28.807067 E-139-34-49.379882</text:p>
          </table:table-cell>
          <table:table-cell table:style-name="ce31" table:formula="of:=IF([.E26]=&quot;&quot;;[.C26];CONCATENATE([.C26];&quot; / &quot;;[.E26]))" office:value-type="string" office:string-value=":m 食べた物　間食 / 味噌スープ">
            <text:p>:m 食べた物　間食 / 味噌スープ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0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0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7">2020/07/07</text:date>, <text:time>12:06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07T12:06:41.84</dc:date>
    <dc:creator>iwabuchi ken</dc:creator>
    <meta:editing-duration>P22DT16H56M59S</meta:editing-duration>
    <meta:editing-cycles>8796</meta:editing-cycles>
    <meta:document-statistic meta:table-count="1" meta:cell-count="480" meta:object-count="0"/>
  </office:meta>
</office:document-meta>
</file>